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49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Segoe UI" fo:font-size="36pt" fo:text-shadow="1pt 1pt" style:font-size-asian="36pt" style:font-size-complex="3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font-name="Segoe UI" fo:font-size="36pt" fo:text-shadow="1pt 1pt" style:font-size-asian="36pt" style:font-size-complex="36pt"/>
    </style:style>
    <style:style style:name="T4" style:family="text">
      <style:text-properties fo:color="#ffffff" style:font-name="Segoe UI" fo:font-size="35pt" fo:text-shadow="1pt 1pt" style:font-size-asian="35pt" style:font-size-complex="35pt"/>
    </style:style>
    <style:style style:name="T5" style:family="text">
      <style:text-properties fo:color="#ffffff" style:font-name="Segoe UI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876cm" svg:height="2.774cm" svg:x="2.032cm" svg:y="0.508cm">
          <draw:text-box>
            <text:p text:style-name="P1"><text:span text:style-name="T1">Special Hymn</text:span></text:p>
            <text:p text:style-name="P1"><text:span text:style-name="T2">”</text:span><text:span text:style-name="T2">Lord of the Church, We Humbly Pr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3.876cm" svg:height="5.321cm" svg:x="2.032cm" svg:y="0.508cm">
          <draw:text-box>
            <text:p><text:span text:style-name="T3">1. Lord of the Church, we humbly pray</text:span></text:p>
            <text:p><text:span text:style-name="T3"><text:s text:c="4"/></text:span><text:span text:style-name="T3">For those who guide us in Your way,</text:span></text:p>
            <text:p><text:span text:style-name="T3"><text:s text:c="4"/></text:span><text:span text:style-name="T3">And speak Your holy w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3.876cm" svg:height="5.321cm" svg:x="2.032cm" svg:y="0.508cm">
          <draw:text-box>
            <text:p><text:span text:style-name="T3"><text:s text:c="4"/></text:span><text:span text:style-name="T3">With love divine their hearts inspire,</text:span></text:p>
            <text:p><text:span text:style-name="T3"><text:s text:c="4"/></text:span><text:span text:style-name="T3">And touch their lips with hallowed fire,</text:span></text:p>
            <text:p><text:span text:style-name="T3"><text:s text:c="4"/></text:span><text:span text:style-name="T3">And needful strength aff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5.146cm" svg:height="5.588cm" svg:x="1.524cm" svg:y="0.508cm">
          <draw:text-box>
            <text:p><text:span text:style-name="T3">2. Help them to preach Your truth, O God,</text:span></text:p>
            <text:p><text:span text:style-name="T3"><text:s text:c="4"/></text:span><text:span text:style-name="T3">Redemption through the Savior's blood,</text:span></text:p>
            <text:p><text:span text:style-name="T3"><text:s text:c="4"/></text:span><text:span text:style-name="T3">Nor let the Spirit ceas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5.146cm" svg:height="5.842cm" svg:x="1.524cm" svg:y="0.508cm">
          <draw:text-box>
            <text:p><text:span text:style-name="T3"><text:s text:c="4"/></text:span><text:span text:style-name="T3">On all the Church His gifts to show’r:</text:span></text:p>
            <text:p><text:span text:style-name="T3"><text:s text:c="4"/></text:span><text:span text:style-name="T3">To them a messenger of power;</text:span></text:p>
            <text:p><text:span text:style-name="T3"><text:s text:c="4"/></text:span><text:span text:style-name="T3">To us, of life and pe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2" draw:layer="layout" svg:width="25.4cm" svg:height="5.842cm" svg:x="1.524cm" svg:y="0.508cm">
          <draw:text-box>
            <text:p><text:span text:style-name="T3">3. So may they live to You alone,</text:span></text:p>
            <text:p><text:span text:style-name="T3"><text:s text:c="4"/></text:span><text:span text:style-name="T3">Then hear the welcome word,</text:span><text:span text:style-name="T4">"Well done,"</text:span></text:p>
            <text:p><text:span text:style-name="T3"><text:s text:c="4"/></text:span><text:span text:style-name="T3">And take their crown abov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2" draw:layer="layout" svg:width="24.892cm" svg:height="13.745cm" svg:x="1.778cm" svg:y="0.508cm">
          <draw:text-box>
            <text:p><text:span text:style-name="T3"><text:s text:c="4"/></text:span><text:span text:style-name="T3">Enter into their Master's joy</text:span></text:p>
            <text:p><text:span text:style-name="T3"><text:s text:c="4"/></text:span><text:span text:style-name="T3">And all eternity employ</text:span></text:p>
            <text:p><text:span text:style-name="T3"><text:s text:c="4"/></text:span><text:span text:style-name="T3">In praise and bliss and love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s text:c="8"/></text:span><text:span text:style-name="T5">Edward Osler (1836)</text:span></text:p>
            <text:p><text:span text:style-name="T5"><text:s text:c="8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23:29:11.519000000</meta:creation-date>
    <dc:date>2016-09-21T09:21:00.621000000</dc:date>
    <meta:editing-duration>PT11M1S</meta:editing-duration>
    <meta:editing-cycles>6</meta:editing-cycles>
    <meta:generator>LibreOffice/5.2.1.2$Windows_X86_64 LibreOffice_project/31dd62db80d4e60af04904455ec9c9219178d620</meta:generator>
    <meta:document-statistic meta:object-count="42"/>
  </office:meta>
</office:document-meta>
</file>